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3.9917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cer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ato</text:p>
          </table:table-cell>
          <table:table-cell table:style-name="ce2" office:value-type="string" calcext:value-type="string">
            <text:p>expiry date</text:p>
          </table:table-cell>
          <table:table-cell table:style-name="ce2" office:value-type="string" calcext:value-type="string">
            <text:p>linkedinID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Alejandro Garcia Cifre</text:p>
          </table:table-cell>
          <table:table-cell office:value-type="string" calcext:value-type="string">
            <text:p>Garcia Cifr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alejandro-garcia-cifre-8393a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issa Bey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Aliss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alissa-b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rei Gherman</text:p>
          </table:table-cell>
          <table:table-cell office:value-type="string" calcext:value-type="string">
            <text:p>Gherman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5" calcext:value-type="date">
            <text:p>2019-01-2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andreigher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iane Polmans</text:p>
          </table:table-cell>
          <table:table-cell office:value-type="string" calcext:value-type="string">
            <text:p>Polmans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ariane-polmans-1a0795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canio Troiani</text:p>
          </table:table-cell>
          <table:table-cell office:value-type="string" calcext:value-type="string">
            <text:p>Troiani</text:p>
          </table:table-cell>
          <table:table-cell office:value-type="string" calcext:value-type="string">
            <text:p>Ascani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10" calcext:value-type="date">
            <text:p>2019-07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ascanio-troiani-666b84a9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livier-Pascal BAKASANDA BIPANGU</text:p>
          </table:table-cell>
          <table:table-cell office:value-type="string" calcext:value-type="string">
            <text:p>BAKASANDA BIPANGU</text:p>
          </table:table-cell>
          <table:table-cell office:value-type="string" calcext:value-type="string">
            <text:p>Olivier-Pasca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akasand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tien Verdoodt</text:p>
          </table:table-cell>
          <table:table-cell office:value-type="string" calcext:value-type="string">
            <text:p>Verdoodt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astien-verdoodt-604a59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rtrand Josse</text:p>
          </table:table-cell>
          <table:table-cell office:value-type="string" calcext:value-type="string">
            <text:p>Josse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ertrand-jo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mara Blondeau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9" calcext:value-type="date">
            <text:p>2019-09-1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londeau-tamara-232008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ieuc Barthelemy</text:p>
          </table:table-cell>
          <table:table-cell office:value-type="string" calcext:value-type="string">
            <text:p>Barthelemy</text:p>
          </table:table-cell>
          <table:table-cell office:value-type="string" calcext:value-type="string">
            <text:p>Brieu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10" calcext:value-type="date">
            <text:p>2019-07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ibarthele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itta De Nijn</text:p>
          </table:table-cell>
          <table:table-cell office:value-type="string" calcext:value-type="string">
            <text:p>De Nijn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itta-de-nijn-94554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uce Christian Delloye</text:p>
          </table:table-cell>
          <table:table-cell office:value-type="string" calcext:value-type="string">
            <text:p>Delloye</text:p>
          </table:table-cell>
          <table:table-cell office:value-type="string" calcext:value-type="string">
            <text:p>Bruce Christi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8-12" calcext:value-type="date">
            <text:p>2019-08-1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uce-delloye-0b71461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uno Van Hellemont</text:p>
          </table:table-cell>
          <table:table-cell office:value-type="string" calcext:value-type="string">
            <text:p>Van Hellemon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2" calcext:value-type="date">
            <text:p>2019-01-2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uno-van-hellemont-386a8a1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edric Halleux</text:p>
          </table:table-cell>
          <table:table-cell office:value-type="string" calcext:value-type="string">
            <text:p>Halleux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%25C3%25A9dric-halleux-97189a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sper Willem J Bedert</text:p>
          </table:table-cell>
          <table:table-cell office:value-type="string" calcext:value-type="string">
            <text:p>Bedert</text:p>
          </table:table-cell>
          <table:table-cell office:value-type="string" calcext:value-type="string">
            <text:p>Casper Willem J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asper-bedert-9922869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edric Donckels</text:p>
          </table:table-cell>
          <table:table-cell office:value-type="string" calcext:value-type="string">
            <text:p>Donckels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9-30" calcext:value-type="date">
            <text:p>2019-09-30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30 Sep 2022</text:p>
          </table:table-cell>
          <table:table-cell office:value-type="string" calcext:value-type="string">
            <text:p>https://be.linkedin.com/in/cedricdoncke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esare BENANTI</text:p>
          </table:table-cell>
          <table:table-cell office:value-type="string" calcext:value-type="string">
            <text:p>BENANTI</text:p>
          </table:table-cell>
          <table:table-cell office:value-type="string" calcext:value-type="string">
            <text:p>Cesa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03" calcext:value-type="date">
            <text:p>2019-07-0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esarebenan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rlotte Lescrauwaet</text:p>
          </table:table-cell>
          <table:table-cell office:value-type="string" calcext:value-type="string">
            <text:p>Lescrauwa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charlotte-lescrauwa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ristiaan Tiesters</text:p>
          </table:table-cell>
          <table:table-cell office:value-type="string" calcext:value-type="string">
            <text:p>Tiesters</text:p>
          </table:table-cell>
          <table:table-cell office:value-type="string" calcext:value-type="string">
            <text:p>Christia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hristiaantieste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aire Decloedt</text:p>
          </table:table-cell>
          <table:table-cell office:value-type="string" calcext:value-type="string">
            <text:p>Decloed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3" calcext:value-type="date">
            <text:p>2019-09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laire-decloedt-249b84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ralie Carpiaux</text:p>
          </table:table-cell>
          <table:table-cell office:value-type="string" calcext:value-type="string">
            <text:p>Carpiaux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26" calcext:value-type="date">
            <text:p>2019-02-26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oralie-carpiaux-6a0123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an Verstappen</text:p>
          </table:table-cell>
          <table:table-cell office:value-type="string" calcext:value-type="string">
            <text:p>Verstappen</text:p>
          </table:table-cell>
          <table:table-cell office:value-type="string" calcext:value-type="string">
            <text:p>Da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aan-verstappen-0809888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chao Che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Dacha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achao-chen-891b5b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ane Kyriazis</text:p>
          </table:table-cell>
          <table:table-cell office:value-type="string" calcext:value-type="string">
            <text:p>Kyriazi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26" calcext:value-type="date">
            <text:p>2019-02-26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iane-kyriazis-b6b14697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mpaert Dian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Stampaer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7-22" calcext:value-type="date">
            <text:p>2019-07-22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2 Jul 2022</text:p>
          </table:table-cell>
          <table:table-cell office:value-type="string" calcext:value-type="string">
            <text:p>https://be.linkedin.com/in/diane-stampaert-8754822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mitri Spitaels</text:p>
          </table:table-cell>
          <table:table-cell office:value-type="string" calcext:value-type="string">
            <text:p>Spitaels</text:p>
          </table:table-cell>
          <table:table-cell office:value-type="string" calcext:value-type="string">
            <text:p>Dimitr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9" calcext:value-type="date">
            <text:p>2019-09-1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imitri-spitaels-14bbb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jef Brak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Djef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jef-brak-83b320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eonore Rime</text:p>
          </table:table-cell>
          <table:table-cell office:value-type="string" calcext:value-type="string">
            <text:p>Rime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eleonorerim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ias Evers</text:p>
          </table:table-cell>
          <table:table-cell office:value-type="string" calcext:value-type="string">
            <text:p>Evers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elias-evers-25597b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s Hannes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9" calcext:value-type="date">
            <text:p>2019-01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els-hannes-0ba699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ic Schroeder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6-21" calcext:value-type="date">
            <text:p>2019-06-21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be.linkedin.com/in/eric-schroeder-b1296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bian Legru</text:p>
          </table:table-cell>
          <table:table-cell office:value-type="string" calcext:value-type="string">
            <text:p>Legru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9" calcext:value-type="date">
            <text:p>2019-09-1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abian-legru-122992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RID ID BOURHIM</text:p>
          </table:table-cell>
          <table:table-cell office:value-type="string" calcext:value-type="string">
            <text:p>ID BOURHIM</text:p>
          </table:table-cell>
          <table:table-cell office:value-type="string" calcext:value-type="string">
            <text:p>FARI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farid-id-bourhim-572292b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lten Vanballenberghe</text:p>
          </table:table-cell>
          <table:table-cell office:value-type="string" calcext:value-type="string">
            <text:p>Vanballenberghe</text:p>
          </table:table-cell>
          <table:table-cell office:value-type="string" calcext:value-type="string">
            <text:p>Felt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7-31" calcext:value-type="date">
            <text:p>2019-07-31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31 Jul 2022</text:p>
          </table:table-cell>
          <table:table-cell office:value-type="string" calcext:value-type="string">
            <text:p>https://be.linkedin.com/in/felten-v-2638401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ip Peirsegaele</text:p>
          </table:table-cell>
          <table:table-cell office:value-type="string" calcext:value-type="string">
            <text:p>Peirsegaele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09" calcext:value-type="date">
            <text:p>2019-03-0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ilippeirsegae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orence Roosendaal</text:p>
          </table:table-cell>
          <table:table-cell office:value-type="string" calcext:value-type="string">
            <text:p>Roosendaal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0" calcext:value-type="date">
            <text:p>2019-06-20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florenceroosenda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orian Frederic S de Touzalin</text:p>
          </table:table-cell>
          <table:table-cell office:value-type="string" calcext:value-type="string">
            <text:p>de Touzalin</text:p>
          </table:table-cell>
          <table:table-cell office:value-type="string" calcext:value-type="string">
            <text:p>Florian Frederic 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03" calcext:value-type="date">
            <text:p>2019-09-0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lorian-de-touzalin-ab30861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ranco Diadori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10" calcext:value-type="date">
            <text:p>2019-05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ranco-diador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elle Ewbank</text:p>
          </table:table-cell>
          <table:table-cell office:value-type="string" calcext:value-type="string">
            <text:p>Ewbank</text:p>
          </table:table-cell>
          <table:table-cell office:value-type="string" calcext:value-type="string">
            <text:p>Gael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ga%25C3%25ABlle-ewban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stave Mbonyumutwa</text:p>
          </table:table-cell>
          <table:table-cell office:value-type="string" calcext:value-type="string">
            <text:p>Mbonyumutwa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2" calcext:value-type="date">
            <text:p>2019-05-2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gustave-mbonyumutwa-437b69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nnelore Vercruysse</text:p>
          </table:table-cell>
          <table:table-cell office:value-type="string" calcext:value-type="string">
            <text:p>Vercruysse</text:p>
          </table:table-cell>
          <table:table-cell office:value-type="string" calcext:value-type="string">
            <text:p>Hannelo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9" calcext:value-type="date">
            <text:p>2019-01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hannelorevercruy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rve Mestdagt</text:p>
          </table:table-cell>
          <table:table-cell office:value-type="string" calcext:value-type="string">
            <text:p>Mestdagt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3" calcext:value-type="date">
            <text:p>2019-09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herv%25C3%25A9-mestdag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ci Hullebroeck</text:p>
          </table:table-cell>
          <table:table-cell office:value-type="string" calcext:value-type="string">
            <text:p>Hullebroeck</text:p>
          </table:table-cell>
          <table:table-cell office:value-type="string" calcext:value-type="string">
            <text:p>Luc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2" calcext:value-type="date">
            <text:p>2019-05-2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hullebroeck-luci-70a286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nace De Ridder</text:p>
          </table:table-cell>
          <table:table-cell office:value-type="string" calcext:value-type="string">
            <text:p>De Ridder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02" calcext:value-type="date">
            <text:p>2019-07-0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ignacederid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laria Re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Ilar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0" calcext:value-type="date">
            <text:p>2019-05-20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ilariare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uliia Martyniuk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Iuli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iuliiamartyniu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celyne Evrard</text:p>
          </table:table-cell>
          <table:table-cell office:value-type="string" calcext:value-type="string">
            <text:p>Evrard</text:p>
          </table:table-cell>
          <table:table-cell office:value-type="string" calcext:value-type="string">
            <text:p>Jocely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3" calcext:value-type="date">
            <text:p>2019-09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jocelyne-evrard-1949a78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nathan Goyens</text:p>
          </table:table-cell>
          <table:table-cell office:value-type="string" calcext:value-type="string">
            <text:p>Goyen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08" calcext:value-type="date">
            <text:p>2019-07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jonathan-goye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les Sclavont</text:p>
          </table:table-cell>
          <table:table-cell office:value-type="string" calcext:value-type="string">
            <text:p>Sclavont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04" calcext:value-type="date">
            <text:p>2019-09-04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jules-sclavont-01113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lie Smeets</text:p>
          </table:table-cell>
          <table:table-cell office:value-type="string" calcext:value-type="string">
            <text:p>Smeet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</text:p>
          </table:table-cell>
          <table:table-cell office:value-type="date" office:date-value="2019-02-04" calcext:value-type="date">
            <text:p>2019-02-04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4 Feb 2024</text:p>
          </table:table-cell>
          <table:table-cell office:value-type="string" calcext:value-type="string">
            <text:p>https://be.linkedin.com/in/julie-smee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en Verstappen</text:p>
          </table:table-cell>
          <table:table-cell office:value-type="string" calcext:value-type="string">
            <text:p>Verstappe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9" calcext:value-type="date">
            <text:p>2019-01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karen-verstapp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en Dieleman</text:p>
          </table:table-cell>
          <table:table-cell office:value-type="string" calcext:value-type="string">
            <text:p>Dielem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0" calcext:value-type="date">
            <text:p>2019-06-20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karendiele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elly Fugarino</text:p>
          </table:table-cell>
          <table:table-cell office:value-type="string" calcext:value-type="string">
            <text:p>Fugarino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kelly-fugarino-007038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Cleeren</text:p>
          </table:table-cell>
          <table:table-cell office:value-type="string" calcext:value-type="string">
            <text:p>Cleer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8" calcext:value-type="date">
            <text:p>2019-09-1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aurent-cleeren-1172b2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Che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1-08" calcext:value-type="date">
            <text:p>2019-01-08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8 Jan 2022</text:p>
          </table:table-cell>
          <table:table-cell office:value-type="string" calcext:value-type="string">
            <text:p>https://be.linkedin.com/in/laurentchen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ie Sax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15" calcext:value-type="date">
            <text:p>2019-05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aurie-sax-988a34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onel Collaer</text:p>
          </table:table-cell>
          <table:table-cell office:value-type="string" calcext:value-type="string">
            <text:p>Colla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lionel-collaer-7364b51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via Meirsman</text:p>
          </table:table-cell>
          <table:table-cell office:value-type="string" calcext:value-type="string">
            <text:p>Meirsman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10" calcext:value-type="date">
            <text:p>2019-07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iviameir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la Henrard</text:p>
          </table:table-cell>
          <table:table-cell office:value-type="string" calcext:value-type="string">
            <text:p>Henrard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ola-henrard-bb08b31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manuelle Loriaux</text:p>
          </table:table-cell>
          <table:table-cell office:value-type="string" calcext:value-type="string">
            <text:p>Loriaux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8" calcext:value-type="date">
            <text:p>2019-09-1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oriaux-emmanuelle-2a5b77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uis Dessales</text:p>
          </table:table-cell>
          <table:table-cell office:value-type="string" calcext:value-type="string">
            <text:p>Dessales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louis-dessales-011106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uise Goedhart</text:p>
          </table:table-cell>
          <table:table-cell office:value-type="string" calcext:value-type="string">
            <text:p>Goedhar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7" calcext:value-type="date">
            <text:p>2019-01-1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ouise-goedhart-a72693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ydie Dehuy</text:p>
          </table:table-cell>
          <table:table-cell office:value-type="string" calcext:value-type="string">
            <text:p>Dehuy</text:p>
          </table:table-cell>
          <table:table-cell office:value-type="string" calcext:value-type="string">
            <text:p>Lyd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ydie-dehuy-b1a298b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aike Couchez</text:p>
          </table:table-cell>
          <table:table-cell office:value-type="string" calcext:value-type="string">
            <text:p>Couchez</text:p>
          </table:table-cell>
          <table:table-cell office:value-type="string" calcext:value-type="string">
            <text:p>Maaik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aaikecouche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arten Cleeren</text:p>
          </table:table-cell>
          <table:table-cell office:value-type="string" calcext:value-type="string">
            <text:p>Cleeren</text:p>
          </table:table-cell>
          <table:table-cell office:value-type="string" calcext:value-type="string">
            <text:p>Maart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2" calcext:value-type="date">
            <text:p>2019-05-0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aarten-cleeren-2667062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ia del Carmen Roman Roig</text:p>
          </table:table-cell>
          <table:table-cell office:value-type="string" calcext:value-type="string">
            <text:p>Roman Roig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20" calcext:value-type="date">
            <text:p>2019-03-20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maria-roman-roig-541804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ristoph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martinc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nas Maselis</text:p>
          </table:table-cell>
          <table:table-cell office:value-type="string" calcext:value-type="string">
            <text:p>Maselis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aselisjona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ieu ROURE</text:p>
          </table:table-cell>
          <table:table-cell office:value-type="string" calcext:value-type="string">
            <text:p>ROURE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26" calcext:value-type="date">
            <text:p>2019-03-26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6 Mar 2022</text:p>
          </table:table-cell>
          <table:table-cell office:value-type="string" calcext:value-type="string">
            <text:p>https://be.linkedin.com/in/mathieu-roure-pm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ureen Bioul</text:p>
          </table:table-cell>
          <table:table-cell office:value-type="string" calcext:value-type="string">
            <text:p>Bioul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03" calcext:value-type="date">
            <text:p>2019-09-0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bi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hel Hofman</text:p>
          </table:table-cell>
          <table:table-cell office:value-type="string" calcext:value-type="string">
            <text:p>Hofma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4-17" calcext:value-type="date">
            <text:p>2019-04-17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7 Apr 2022</text:p>
          </table:table-cell>
          <table:table-cell office:value-type="string" calcext:value-type="string">
            <text:p>https://be.linkedin.com/in/michelhof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hiel Ecker</text:p>
          </table:table-cell>
          <table:table-cell office:value-type="string" calcext:value-type="string">
            <text:p>Ecker</text:p>
          </table:table-cell>
          <table:table-cell office:value-type="string" calcext:value-type="string">
            <text:p>Michi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3" calcext:value-type="date">
            <text:p>2019-06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ichiel-ecker-477372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tacha Halflants</text:p>
          </table:table-cell>
          <table:table-cell office:value-type="string" calcext:value-type="string">
            <text:p>Halflants</text:p>
          </table:table-cell>
          <table:table-cell office:value-type="string" calcext:value-type="string">
            <text:p>Natach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3" calcext:value-type="date">
            <text:p>2019-06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atacha-halfla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than Berge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nathan-berg%25C3%25A9-34a953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il Fitch</text:p>
          </table:table-cell>
          <table:table-cell office:value-type="string" calcext:value-type="string">
            <text:p>Fitch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12" calcext:value-type="date">
            <text:p>2019-03-12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2 Mar 2022</text:p>
          </table:table-cell>
          <table:table-cell office:value-type="string" calcext:value-type="string">
            <text:p>https://be.linkedin.com/in/neil-fitch-10a046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le De Kimpe</text:p>
          </table:table-cell>
          <table:table-cell office:value-type="string" calcext:value-type="string">
            <text:p>De Kimpe</text:p>
          </table:table-cell>
          <table:table-cell office:value-type="string" calcext:value-type="string">
            <text:p>Ne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13" calcext:value-type="date">
            <text:p>2019-05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ele-de-kimpe-7b581a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Neirinck</text:p>
          </table:table-cell>
          <table:table-cell office:value-type="string" calcext:value-type="string">
            <text:p>Neirinck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icolas-neirinck-8a6059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Torres Lozano</text:p>
          </table:table-cell>
          <table:table-cell office:value-type="string" calcext:value-type="string">
            <text:p>Torres Lozan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3" calcext:value-type="date">
            <text:p>2019-06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icolas-torres-loza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Van Keirsbilck</text:p>
          </table:table-cell>
          <table:table-cell office:value-type="string" calcext:value-type="string">
            <text:p>Van Keirsbilck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25" calcext:value-type="date">
            <text:p>2019-02-2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icolas-van-keirsbilck-9356141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emie Salembier</text:p>
          </table:table-cell>
          <table:table-cell office:value-type="string" calcext:value-type="string">
            <text:p>Salembier</text:p>
          </table:table-cell>
          <table:table-cell office:value-type="string" calcext:value-type="string">
            <text:p>Noem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o%25C3%25A9mie-salembier-367b4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emie Lepage</text:p>
          </table:table-cell>
          <table:table-cell office:value-type="string" calcext:value-type="string">
            <text:p>Lepage</text:p>
          </table:table-cell>
          <table:table-cell office:value-type="string" calcext:value-type="string">
            <text:p>Noem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5-06" calcext:value-type="date">
            <text:p>2019-05-06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6 May 2022</text:p>
          </table:table-cell>
          <table:table-cell office:value-type="string" calcext:value-type="string">
            <text:p>https://be.linkedin.com/in/noemie-lepage-532524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dile Risselin</text:p>
          </table:table-cell>
          <table:table-cell office:value-type="string" calcext:value-type="string">
            <text:p>Risselin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2" calcext:value-type="date">
            <text:p>2019-05-0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odileriss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CAL BERNABE</text:p>
          </table:table-cell>
          <table:table-cell office:value-type="string" calcext:value-type="string">
            <text:p>BERNABE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ascal-bernab%25C3%25A9-249a8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cent Peeters</text:p>
          </table:table-cell>
          <table:table-cell office:value-type="string" calcext:value-type="string">
            <text:p>Peete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27" calcext:value-type="date">
            <text:p>2019-03-27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7 Mar 2022</text:p>
          </table:table-cell>
          <table:table-cell office:value-type="string" calcext:value-type="string">
            <text:p>https://be.linkedin.com/in/peetersvinc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ter Zajc</text:p>
          </table:table-cell>
          <table:table-cell office:value-type="string" calcext:value-type="string">
            <text:p>Zajc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0" calcext:value-type="date">
            <text:p>2019-06-20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peter-zajc-05b1ab17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idias Dzaomuho</text:p>
          </table:table-cell>
          <table:table-cell office:value-type="string" calcext:value-type="string">
            <text:p>Dzaomuho</text:p>
          </table:table-cell>
          <table:table-cell office:value-type="string" calcext:value-type="string">
            <text:p>Phidi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</text:p>
          </table:table-cell>
          <table:table-cell office:value-type="date" office:date-value="2019-02-13" calcext:value-type="date">
            <text:p>2019-02-13 00:00:00</text:p>
          </table:table-cell>
          <table:table-cell office:value-type="string" calcext:value-type="string">
            <text:p>ATO: Egilia Belgium</text:p>
          </table:table-cell>
          <table:table-cell/>
          <table:table-cell office:value-type="string" calcext:value-type="string">
            <text:p>https://be.linkedin.com/in/phidias-dzaomuho-020178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ilippe Hoste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29" calcext:value-type="date">
            <text:p>2019-04-2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hilippe-hoste-20751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Cooremans</text:p>
          </table:table-cell>
          <table:table-cell office:value-type="string" calcext:value-type="string">
            <text:p>Cooremans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3" calcext:value-type="date">
            <text:p>2019-06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erre-cooremans-2261611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Auriol</text:p>
          </table:table-cell>
          <table:table-cell office:value-type="string" calcext:value-type="string">
            <text:p>Aurio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erreauriol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ter-Jan Buyens</text:p>
          </table:table-cell>
          <table:table-cell office:value-type="string" calcext:value-type="string">
            <text:p>Buyens</text:p>
          </table:table-cell>
          <table:table-cell office:value-type="string" calcext:value-type="string">
            <text:p>Pieter-J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8" calcext:value-type="date">
            <text:p>2019-05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eterjansnoec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m Van Onsem</text:p>
          </table:table-cell>
          <table:table-cell office:value-type="string" calcext:value-type="string">
            <text:p>Van Onsem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03" calcext:value-type="date">
            <text:p>2019-09-0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mvanonse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cide Kayumba</text:p>
          </table:table-cell>
          <table:table-cell office:value-type="string" calcext:value-type="string">
            <text:p>Kayumba</text:p>
          </table:table-cell>
          <table:table-cell office:value-type="string" calcext:value-type="string">
            <text:p>Placid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lacide-kayumba-84a2a42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entin Degryse</text:p>
          </table:table-cell>
          <table:table-cell office:value-type="string" calcext:value-type="string">
            <text:p>Degryse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quentin-degryse-481899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vi Ramdoyal</text:p>
          </table:table-cell>
          <table:table-cell office:value-type="string" calcext:value-type="string">
            <text:p>Ramdoyal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15" calcext:value-type="date">
            <text:p>2019-05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raviramdoy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aud Willaime</text:p>
          </table:table-cell>
          <table:table-cell office:value-type="string" calcext:value-type="string">
            <text:p>Willaime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27" calcext:value-type="date">
            <text:p>2019-03-27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7 Mar 2022</text:p>
          </table:table-cell>
          <table:table-cell office:value-type="string" calcext:value-type="string">
            <text:p>https://be.linkedin.com/in/renaud-willaime-aa1b69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brecht Renard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Robrech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robrecht-renard-b378b2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beena Qarizadah</text:p>
          </table:table-cell>
          <table:table-cell office:value-type="string" calcext:value-type="string">
            <text:p>Qarizadah</text:p>
          </table:table-cell>
          <table:table-cell office:value-type="string" calcext:value-type="string">
            <text:p>Rubeen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rubeena-qarizadah-6452099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DRINE MUTTERLE</text:p>
          </table:table-cell>
          <table:table-cell office:value-type="string" calcext:value-type="string">
            <text:p>MUTTERLE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20" calcext:value-type="date">
            <text:p>2019-03-2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andrine-mutterle-327b531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ra Arryn</text:p>
          </table:table-cell>
          <table:table-cell office:value-type="string" calcext:value-type="string">
            <text:p>Arryn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15" calcext:value-type="date">
            <text:p>2019-03-15 00:00:00</text:p>
          </table:table-cell>
          <table:table-cell office:value-type="string" calcext:value-type="string">
            <text:p>ATO: Egilia</text:p>
          </table:table-cell>
          <table:table-cell/>
          <table:table-cell office:value-type="string" calcext:value-type="string">
            <text:p>https://be.linkedin.com/in/sara-arry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mon Gerard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imon-g%25C3%25A9rard-11516aa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fie van melkebeke</text:p>
          </table:table-cell>
          <table:table-cell office:value-type="string" calcext:value-type="string">
            <text:p>van melkebeke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03" calcext:value-type="date">
            <text:p>2019-09-0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ofie-van-melkebeke-440737b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faan Botteldoorn</text:p>
          </table:table-cell>
          <table:table-cell office:value-type="string" calcext:value-type="string">
            <text:p>Botteldoorn</text:p>
          </table:table-cell>
          <table:table-cell office:value-type="string" calcext:value-type="string">
            <text:p>Stefa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22" calcext:value-type="date">
            <text:p>2019-03-22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2 Mar 2022</text:p>
          </table:table-cell>
          <table:table-cell office:value-type="string" calcext:value-type="string">
            <text:p>https://be.linkedin.com/in/stefaan-botteldoorn-211b0a7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fanie Grijp</text:p>
          </table:table-cell>
          <table:table-cell office:value-type="string" calcext:value-type="string">
            <text:p>Grij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15" calcext:value-type="date">
            <text:p>2019-03-15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5 Mar 2022</text:p>
          </table:table-cell>
          <table:table-cell office:value-type="string" calcext:value-type="string">
            <text:p>https://be.linkedin.com/in/stefanie-grijp-a011a85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han Guralnik</text:p>
          </table:table-cell>
          <table:table-cell office:value-type="string" calcext:value-type="string">
            <text:p>Guralnik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15" calcext:value-type="date">
            <text:p>2019-05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tephan-guralnik-8425741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ijn Van Loo</text:p>
          </table:table-cell>
          <table:table-cell office:value-type="string" calcext:value-type="string">
            <text:p>Van Loo</text:p>
          </table:table-cell>
          <table:table-cell office:value-type="string" calcext:value-type="string">
            <text:p>Stij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0" calcext:value-type="date">
            <text:p>2019-06-20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stijnvanlo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tiana Holubec</text:p>
          </table:table-cell>
          <table:table-cell office:value-type="string" calcext:value-type="string">
            <text:p>Holubec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9" calcext:value-type="date">
            <text:p>2019-09-1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atiana-holubec-b4178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ibaud Meyer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hibau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15" calcext:value-type="date">
            <text:p>2019-05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hibaud-meyer-039732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 Brouns</text:p>
          </table:table-cell>
          <table:table-cell office:value-type="string" calcext:value-type="string">
            <text:p>Broun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26" calcext:value-type="date">
            <text:p>2019-03-26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6 Mar 2022</text:p>
          </table:table-cell>
          <table:table-cell office:value-type="string" calcext:value-type="string">
            <text:p>https://be.linkedin.com/in/tim-brouns-14916a1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 Denie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tim-den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 De Hertog</text:p>
          </table:table-cell>
          <table:table-cell office:value-type="string" calcext:value-type="string">
            <text:p>De Hertog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om-de-hertog-9ba5221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 Goossens</text:p>
          </table:table-cell>
          <table:table-cell office:value-type="string" calcext:value-type="string">
            <text:p>Goosse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15" calcext:value-type="date">
            <text:p>2019-01-1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omgoosse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go Da Silva</text:p>
          </table:table-cell>
          <table:table-cell office:value-type="string" calcext:value-type="string">
            <text:p>Da Silva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6" calcext:value-type="date">
            <text:p>2019-06-06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ugo-da-silva-155632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erle Van Onckelen</text:p>
          </table:table-cell>
          <table:table-cell office:value-type="string" calcext:value-type="string">
            <text:p>Van Onckelen</text:p>
          </table:table-cell>
          <table:table-cell office:value-type="string" calcext:value-type="string">
            <text:p>Veer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0" calcext:value-type="date">
            <text:p>2019-06-20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veerle-van-onckelen-56b0b3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onique Michotte</text:p>
          </table:table-cell>
          <table:table-cell office:value-type="string" calcext:value-type="string">
            <text:p>Michotte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vgoffaux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anney Maerte</text:p>
          </table:table-cell>
          <table:table-cell office:value-type="string" calcext:value-type="string">
            <text:p>Maerte</text:p>
          </table:table-cell>
          <table:table-cell office:value-type="string" calcext:value-type="string">
            <text:p>Vianney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9" calcext:value-type="date">
            <text:p>2019-09-19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vianney-maerte-9723501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lliam Van den Broeck</text:p>
          </table:table-cell>
          <table:table-cell office:value-type="string" calcext:value-type="string">
            <text:p>Van den Broec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08" calcext:value-type="date">
            <text:p>2019-07-0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william-van-den-broeck-325669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vier Piscart</text:p>
          </table:table-cell>
          <table:table-cell office:value-type="string" calcext:value-type="string">
            <text:p>Piscart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xavier-piscart-b27b853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k Wing Eric Shek</text:p>
          </table:table-cell>
          <table:table-cell office:value-type="string" calcext:value-type="string">
            <text:p>Shek</text:p>
          </table:table-cell>
          <table:table-cell office:value-type="string" calcext:value-type="string">
            <text:p>Yuk Wing E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26" calcext:value-type="date">
            <text:p>2019-03-26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6 Mar 2022</text:p>
          </table:table-cell>
          <table:table-cell office:value-type="string" calcext:value-type="string">
            <text:p>https://be.linkedin.com/in/yuk-wing-eric-she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nesto Sau Yanez</text:p>
          </table:table-cell>
          <table:table-cell office:value-type="string" calcext:value-type="string">
            <text:p>Sau Yanez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9" calcext:value-type="date">
            <text:p>2019-05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o.linkedin.com/in/ernesto-yanez-4837975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fiane LÎ„HOCINE</text:p>
          </table:table-cell>
          <table:table-cell office:value-type="string" calcext:value-type="string">
            <text:p>LÎ„HOCINE</text:p>
          </table:table-cell>
          <table:table-cell office:value-type="string" calcext:value-type="string">
            <text:p>Sofia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Egilia</text:p>
          </table:table-cell>
          <table:table-cell/>
          <table:table-cell office:value-type="string" calcext:value-type="string">
            <text:p>https://ca.linkedin.com/in/sofiane-hocine-ph-d-4794435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se Manuel SALVADOR GARCIA</text:p>
          </table:table-cell>
          <table:table-cell office:value-type="string" calcext:value-type="string">
            <text:p>SALVADOR GARCIA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6-26" calcext:value-type="date">
            <text:p>2019-06-26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6 Jun 2022</text:p>
          </table:table-cell>
          <table:table-cell office:value-type="string" calcext:value-type="string">
            <text:p>https://es.linkedin.com/in/jose-manuel-salvador-garcia-b51a7a1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ie-Amelie Bourguignon</text:p>
          </table:table-cell>
          <table:table-cell office:value-type="string" calcext:value-type="string">
            <text:p>Bourguignon</text:p>
          </table:table-cell>
          <table:table-cell office:value-type="string" calcext:value-type="string">
            <text:p>Marie-Amel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8" calcext:value-type="date">
            <text:p>2019-01-2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es.linkedin.com/in/marie-am%25C3%25A9lie-nonfoux-50b5a0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Clement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17" calcext:value-type="date">
            <text:p>2019-04-1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es.linkedin.com/in/nicolasjclem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dro Conceicao</text:p>
          </table:table-cell>
          <table:table-cell office:value-type="string" calcext:value-type="string">
            <text:p>Conceica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5" calcext:value-type="date">
            <text:p>2019-06-05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es.linkedin.com/in/pedro-concei%25C3%25A7%25C3%25A3o-584680199/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CTOR VILLAGRASA MARTINEZ</text:p>
          </table:table-cell>
          <table:table-cell office:value-type="string" calcext:value-type="string">
            <text:p>VILLAGRASA MARTINEZ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3-15" calcext:value-type="date">
            <text:p>2019-03-15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5 Mar 2022</text:p>
          </table:table-cell>
          <table:table-cell office:value-type="string" calcext:value-type="string">
            <text:p>https://es.linkedin.com/in/victor-villagrasa-5400661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vier Matas</text:p>
          </table:table-cell>
          <table:table-cell office:value-type="string" calcext:value-type="string">
            <text:p>Matas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26" calcext:value-type="date">
            <text:p>2019-04-26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es.linkedin.com/in/xavier-matas-1785631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ain MARIGLIANO</text:p>
          </table:table-cell>
          <table:table-cell office:value-type="string" calcext:value-type="string">
            <text:p>MARIGLIANO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20" calcext:value-type="date">
            <text:p>2019-03-20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fr.linkedin.com/in/alain-marigliano-01a6b0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ud HEROUARD</text:p>
          </table:table-cell>
          <table:table-cell office:value-type="string" calcext:value-type="string">
            <text:p>HEROUARD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24" calcext:value-type="date">
            <text:p>2019-07-2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fr.linkedin.com/in/maud-h%25C3%25A9rouard-71b446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lias KONSOULAS</text:p>
          </table:table-cell>
          <table:table-cell office:value-type="string" calcext:value-type="string">
            <text:p>KONSOULAS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6-21" calcext:value-type="date">
            <text:p>2019-06-21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gr.linkedin.com/in/ilias-konsoulas-3921a8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ilios Vergopoulos</text:p>
          </table:table-cell>
          <table:table-cell office:value-type="string" calcext:value-type="string">
            <text:p>Vergopoulos</text:p>
          </table:table-cell>
          <table:table-cell office:value-type="string" calcext:value-type="string">
            <text:p>Spilio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10" calcext:value-type="date">
            <text:p>2019-07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gr.linkedin.com/in/spilios-vergopoulos-980276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th Hendrickx</text:p>
          </table:table-cell>
          <table:table-cell office:value-type="string" calcext:value-type="string">
            <text:p>Hendrickx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4" calcext:value-type="date">
            <text:p>2019-06-04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<text:a xlink:href="https://hu.linkedin.com/in/ruth-hendrickx-214204152" xlink:type="simple">https://hu.linkedin.com/in/ruth-hendrickx-214204152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th Hendrickx</text:p>
          </table:table-cell>
          <table:table-cell office:value-type="string" calcext:value-type="string">
            <text:p>Hendrickx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4" calcext:value-type="date">
            <text:p>2019-06-04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hu.linkedin.com/in/ruth-hendrickx-214204152/en%3Ftrk%3Dpeople-guest_people_search-c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y Joseph J Langenaeken</text:p>
          </table:table-cell>
          <table:table-cell office:value-type="string" calcext:value-type="string">
            <text:p>Langenaeken</text:p>
          </table:table-cell>
          <table:table-cell office:value-type="string" calcext:value-type="string">
            <text:p>Guy Joseph J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6-21" calcext:value-type="date">
            <text:p>2019-06-21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il.linkedin.com/in/guy-joseph-a4a120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Belin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4" calcext:value-type="date">
            <text:p>2019-06-1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it.linkedin.com/in/laurent-belin-905a8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ina Tebbani-Jerome</text:p>
          </table:table-cell>
          <table:table-cell office:value-type="string" calcext:value-type="string">
            <text:p>Tebbani-Jerome</text:p>
          </table:table-cell>
          <table:table-cell office:value-type="string" calcext:value-type="string">
            <text:p>Amin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17" calcext:value-type="date">
            <text:p>2019-04-1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amina-tebbani-jerome-b0672214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atriz Paiva Soeiro</text:p>
          </table:table-cell>
          <table:table-cell office:value-type="string" calcext:value-type="string">
            <text:p>Paiva Soeiro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26" calcext:value-type="date">
            <text:p>2019-04-26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beatriz-paiva-soei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RCU KUZU</text:p>
          </table:table-cell>
          <table:table-cell office:value-type="string" calcext:value-type="string">
            <text:p>KUZU</text:p>
          </table:table-cell>
          <table:table-cell office:value-type="string" calcext:value-type="string">
            <text:p>BURCU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4-12" calcext:value-type="date">
            <text:p>2019-04-12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2 Apr 2022</text:p>
          </table:table-cell>
          <table:table-cell office:value-type="string" calcext:value-type="string">
            <text:p>https://lu.linkedin.com/in/burcu-kuz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oline Genois</text:p>
          </table:table-cell>
          <table:table-cell office:value-type="string" calcext:value-type="string">
            <text:p>Geno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9" calcext:value-type="date">
            <text:p>2019-05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caroline-genois-channen-96b291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JUMA CAUWENBERGH</text:p>
          </table:table-cell>
          <table:table-cell office:value-type="string" calcext:value-type="string">
            <text:p>CAUWENBERGH</text:p>
          </table:table-cell>
          <table:table-cell office:value-type="string" calcext:value-type="string">
            <text:p>DJUM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10" calcext:value-type="date">
            <text:p>2019-07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djuma-cauwenbergh-8a790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iliano Piferi</text:p>
          </table:table-cell>
          <table:table-cell office:value-type="string" calcext:value-type="string">
            <text:p>Piferi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9-20" calcext:value-type="date">
            <text:p>2019-09-20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0 Sep 2022</text:p>
          </table:table-cell>
          <table:table-cell office:value-type="string" calcext:value-type="string">
            <text:p>https://lu.linkedin.com/in/emiliano-piferi-ipma%25C2%25AE-593063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velyne Lord-Tarte</text:p>
          </table:table-cell>
          <table:table-cell office:value-type="string" calcext:value-type="string">
            <text:p>Lord-Tarte</text:p>
          </table:table-cell>
          <table:table-cell office:value-type="string" calcext:value-type="string">
            <text:p>Evely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6-21" calcext:value-type="date">
            <text:p>2019-06-21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lu.linkedin.com/in/evelyne-lord-tarte-8000004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lkert JONGSMA</text:p>
          </table:table-cell>
          <table:table-cell office:value-type="string" calcext:value-type="string">
            <text:p>JONGSMA</text:p>
          </table:table-cell>
          <table:table-cell office:value-type="string" calcext:value-type="string">
            <text:p>Folker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5" calcext:value-type="date">
            <text:p>2019-06-05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folkert-jongsma-98044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rome Hajas</text:p>
          </table:table-cell>
          <table:table-cell office:value-type="string" calcext:value-type="string">
            <text:p>Hajas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4" calcext:value-type="date">
            <text:p>2019-06-1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jerome-hajas-733a7b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nis Norvelis</text:p>
          </table:table-cell>
          <table:table-cell office:value-type="string" calcext:value-type="string">
            <text:p>Norveli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20" calcext:value-type="date">
            <text:p>2019-03-20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jnorvel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istof Munz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Kristof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13" calcext:value-type="date">
            <text:p>2019-03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kristof-munz-jd-mba-a44606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e Toppi</text:p>
          </table:table-cell>
          <table:table-cell office:value-type="string" calcext:value-type="string">
            <text:p>Toppi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26" calcext:value-type="date">
            <text:p>2019-04-26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nicole-toppi-a8a82b48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Fagot</text:p>
          </table:table-cell>
          <table:table-cell office:value-type="string" calcext:value-type="string">
            <text:p>Fago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5-10" calcext:value-type="date">
            <text:p>2019-05-10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0 May 2022</text:p>
          </table:table-cell>
          <table:table-cell office:value-type="string" calcext:value-type="string">
            <text:p>https://lu.linkedin.com/in/pierre-fagot-6952a21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er Louis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Sam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9" calcext:value-type="date">
            <text:p>2019-05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samer-f-louis-95762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hen Casciana</text:p>
          </table:table-cell>
          <table:table-cell office:value-type="string" calcext:value-type="string">
            <text:p>Cascian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4" calcext:value-type="date">
            <text:p>2019-06-1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scascian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ven SAWYERS</text:p>
          </table:table-cell>
          <table:table-cell office:value-type="string" calcext:value-type="string">
            <text:p>SAWYERS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date" office:date-value="2019-06-26" calcext:value-type="date">
            <text:p>2019-06-26 00:00:00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6 Jun 2022</text:p>
          </table:table-cell>
          <table:table-cell office:value-type="string" calcext:value-type="string">
            <text:p>https://lu.linkedin.com/in/steven-sawyers-miexpe-vr-61424a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 Jorissen</text:p>
          </table:table-cell>
          <table:table-cell office:value-type="string" calcext:value-type="string">
            <text:p>Joris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8" calcext:value-type="date">
            <text:p>2019-05-2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thomasjoriss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s James Alexander Rutten</text:p>
          </table:table-cell>
          <table:table-cell office:value-type="string" calcext:value-type="string">
            <text:p>Rutten</text:p>
          </table:table-cell>
          <table:table-cell office:value-type="string" calcext:value-type="string">
            <text:p>Laurens James Alexand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10" calcext:value-type="date">
            <text:p>2019-07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nl.linkedin.com/in/laurens-rutten-b4a8a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ulo Pires</text:p>
          </table:table-cell>
          <table:table-cell office:value-type="string" calcext:value-type="string">
            <text:p>Pir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13" calcext:value-type="date">
            <text:p>2019-03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pa.linkedin.com/in/pauloffpi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ierry Jacqmin</text:p>
          </table:table-cell>
          <table:table-cell office:value-type="string" calcext:value-type="string">
            <text:p>Jacqmin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18" calcext:value-type="date">
            <text:p>2019-09-18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pe.linkedin.com/in/thierryjacquemin/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kasz Stolarski</text:p>
          </table:table-cell>
          <table:table-cell office:value-type="string" calcext:value-type="string">
            <text:p>Stolarski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9" calcext:value-type="date">
            <text:p>2019-06-1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pl.linkedin.com/in/lstolarsk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oon Sultan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Haroo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26" calcext:value-type="date">
            <text:p>2019-04-26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uk.linkedin.com/in/haroon-sultan-6489a61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co carpenti</text:p>
          </table:table-cell>
          <table:table-cell office:value-type="string" calcext:value-type="string">
            <text:p>carpent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4-10" calcext:value-type="date">
            <text:p>2019-04-10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uk.linkedin.com/in/marco-carpenti-02296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eusz Lurka</text:p>
          </table:table-cell>
          <table:table-cell office:value-type="string" calcext:value-type="string">
            <text:p>Lurk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7" calcext:value-type="date">
            <text:p>2019-06-0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uk.linkedin.com/in/mateusz-lurka-8574a77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ida Horaniet</text:p>
          </table:table-cell>
          <table:table-cell office:value-type="string" calcext:value-type="string">
            <text:p>Horaniet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3-13" calcext:value-type="date">
            <text:p>2019-03-1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<text:a xlink:href="https://www.linkedin.com/in/aida-horaniet-ibañez/" xlink:type="simple">https://www.linkedin.com/in/aida-horaniet-iba%C3%B1ez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ne Hoang</text:p>
          </table:table-cell>
          <table:table-cell office:value-type="string" calcext:value-type="string">
            <text:p>Hoang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02" calcext:value-type="date">
            <text:p>2019-05-02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anne-hoang-8b18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nelies Lefever</text:p>
          </table:table-cell>
          <table:table-cell office:value-type="string" calcext:value-type="string">
            <text:p>Lefever</text:p>
          </table:table-cell>
          <table:table-cell office:value-type="string" calcext:value-type="string">
            <text:p>Annelie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9-03" calcext:value-type="date">
            <text:p>2019-09-03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anne-lefever-ccep-lpec-76518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borah Cornet</text:p>
          </table:table-cell>
          <table:table-cell office:value-type="string" calcext:value-type="string">
            <text:p>Cornet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0" calcext:value-type="date">
            <text:p>2019-05-20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<text:a xlink:href="https://www.linkedin.com/in/deborahjohnsoncornet/" xlink:type="simple">https://www.linkedin.com/in/deborahjohnsoncornet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brice pasquier</text:p>
          </table:table-cell>
          <table:table-cell office:value-type="string" calcext:value-type="string">
            <text:p>pasquier</text:p>
          </table:table-cell>
          <table:table-cell office:value-type="string" calcext:value-type="string">
            <text:p>fabric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4" calcext:value-type="date">
            <text:p>2019-06-1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fabrice-pasquier-70577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an Gashi</text:p>
          </table:table-cell>
          <table:table-cell office:value-type="string" calcext:value-type="string">
            <text:p>Gashi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5-29" calcext:value-type="date">
            <text:p>2019-05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luan-gashi-09346b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briel Calisesi</text:p>
          </table:table-cell>
          <table:table-cell office:value-type="string" calcext:value-type="string">
            <text:p>Calisesi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14" calcext:value-type="date">
            <text:p>2019-06-1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matteocalises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Pogorzelski</text:p>
          </table:table-cell>
          <table:table-cell office:value-type="string" calcext:value-type="string">
            <text:p>Pogorzelsk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</text:p>
          </table:table-cell>
          <table:table-cell office:value-type="date" office:date-value="2019-02-04" calcext:value-type="date">
            <text:p>2019-02-04 00:00:00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4 Feb 2024</text:p>
          </table:table-cell>
          <table:table-cell office:value-type="string" calcext:value-type="string">
            <text:p>https://www.linkedin.com/in/mike-pogorzelski-a5bb8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k Rodenrijs</text:p>
          </table:table-cell>
          <table:table-cell office:value-type="string" calcext:value-type="string">
            <text:p>Rodenrij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2-06" calcext:value-type="date">
            <text:p>2019-02-06 00:00:00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www.linkedin.com/in/nick-rodenrijs-902324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entin LANCRENON</text:p>
          </table:table-cell>
          <table:table-cell office:value-type="string" calcext:value-type="string">
            <text:p>LANCRENO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27" calcext:value-type="date">
            <text:p>2019-06-27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quentin-lancrenon-55a56247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rah Schmitz</text:p>
          </table:table-cell>
          <table:table-cell office:value-type="string" calcext:value-type="string">
            <text:p>Schmitz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1-29" calcext:value-type="date">
            <text:p>2019-01-29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sarahschmitz2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as Kloos</text:p>
          </table:table-cell>
          <table:table-cell office:value-type="string" calcext:value-type="string">
            <text:p>Kloo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6-06" calcext:value-type="date">
            <text:p>2019-06-06 00:00:00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thomas-kloo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ctoria Muntean</text:p>
          </table:table-cell>
          <table:table-cell office:value-type="string" calcext:value-type="string">
            <text:p>Muntean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date" office:date-value="2019-07-24" calcext:value-type="date">
            <text:p>2019-07-24 00:00:00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victoria-muntean-ba1b2611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2:Sheet1.AMJ172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5:27:57.1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3:46:39.552000000</meta:creation-date>
    <dc:date>2021-11-11T15:33:05.833000000</dc:date>
    <meta:editing-duration>PT6M45S</meta:editing-duration>
    <meta:editing-cycles>5</meta:editing-cycles>
    <meta:generator>LibreOffice/7.2.1.2$Windows_X86_64 LibreOffice_project/87b77fad49947c1441b67c559c339af8f3517e22</meta:generator>
    <meta:document-statistic meta:table-count="1" meta:cell-count="1403" meta:object-count="0"/>
  </office:meta>
</office:document-meta>
</file>